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Test</text:p>
      <text:p text:style-name="rststyle-subtitle">Basic # 1</text:p>
      <text:p text:style-name="rststyle-textbody">A <text:span text:style-name="rststyle-emphasis">simple</text:span> test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20-01-12T14:29:33</meta:creation-date>
    <dc:creator>engelbert</dc:creator>
    <dc:date>2020-01-12T14:29:33</dc:date>
    <dc:language>en-US</dc:language>
    <meta:editing-cycles>1</meta:editing-cycles>
    <meta:editing-duration>PT00M01S</meta:editing-duration>
    <dc:title>Basic # 1</dc:title>
  </office:meta>
</office:document-meta>
</file>